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93.08pt" svg:y="0pt">
            <draw:object draw:notify-on-update-of-ranges="Sheet1.B2:Sheet1.B6 Sheet1.D2:Sheet1.D6 Sheet1.B2:Sheet1.B6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96.3pt" svg:y="280.12pt">
            <draw:object draw:notify-on-update-of-ranges="Sheet1.B8:Sheet1.B12 Sheet1.D8:Sheet1.D12 Sheet1.B8:Sheet1.B12 Sheet1.E8:Sheet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h" draw:style-name="gr1" draw:text-style-name="P1" svg:width="453.51pt" svg:height="255.09pt" svg:x="95.22pt" svg:y="347.13pt">
            <draw:object draw:notify-on-update-of-ranges="Sheet1.B14:Sheet1.B18 Sheet1.D14:Sheet1.D18 Sheet1.B14:Sheet1.B18 Sheet1.E14:Sheet1.E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92.09pt" svg:y="19.62pt">
            <draw:object draw:notify-on-update-of-ranges="Sheet1.B22:Sheet1.B24 Sheet1.C22:Sheet1.C24 Sheet1.B22:Sheet1.B24 Sheet1.D22:Sheet1.D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parsity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(s) for 1 iteration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5">
            <text:p>Lena</text:p>
          </table:table-cell>
          <table:table-cell office:value-type="float" office:value="10" calcext:value-type="float">
            <text:p>10</text:p>
          </table:table-cell>
          <table:table-cell table:formula="of:=255/(10^([.D2]/20))" office:value-type="float" office:value="6.76964633340999" calcext:value-type="float">
            <text:p>6.76964633340999</text:p>
          </table:table-cell>
          <table:table-cell office:value-type="float" office:value="31.519484" calcext:value-type="float">
            <text:p>31.519484</text:p>
          </table:table-cell>
          <table:table-cell office:value-type="float" office:value="0.100055" calcext:value-type="float">
            <text:p>0.100055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5" calcext:value-type="float">
            <text:p>15</text:p>
          </table:table-cell>
          <table:table-cell table:formula="of:=255/(10^([.D3]/20))" office:value-type="float" office:value="6.24069963431441" calcext:value-type="float">
            <text:p>6.24069963431441</text:p>
          </table:table-cell>
          <table:table-cell office:value-type="float" office:value="32.226138" calcext:value-type="float">
            <text:p>32.226138</text:p>
          </table:table-cell>
          <table:table-cell office:value-type="float" office:value="0.215993" calcext:value-type="float">
            <text:p>0.215993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0" calcext:value-type="float">
            <text:p>20</text:p>
          </table:table-cell>
          <table:table-cell table:formula="of:=255/(10^([.D4]/20))" office:value-type="float" office:value="6.1257120820022" calcext:value-type="float">
            <text:p>6.1257120820022</text:p>
          </table:table-cell>
          <table:table-cell office:value-type="float" office:value="32.387672" calcext:value-type="float">
            <text:p>32.387672</text:p>
          </table:table-cell>
          <table:table-cell office:value-type="float" office:value="0.392936" calcext:value-type="float">
            <text:p>0.392936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5" calcext:value-type="float">
            <text:p>25</text:p>
          </table:table-cell>
          <table:table-cell table:formula="of:=255/(10^([.D5]/20))" office:value-type="float" office:value="5.88991097343061" calcext:value-type="float">
            <text:p>5.88991097343061</text:p>
          </table:table-cell>
          <table:table-cell office:value-type="float" office:value="32.728629" calcext:value-type="float">
            <text:p>32.728629</text:p>
          </table:table-cell>
          <table:table-cell office:value-type="float" office:value="0.673011" calcext:value-type="float">
            <text:p>0.673011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table:formula="of:=255/(10^([.D6]/20))" office:value-type="float" office:value="5.58207452598149" calcext:value-type="float">
            <text:p>5.58207452598149</text:p>
          </table:table-cell>
          <table:table-cell office:value-type="float" office:value="33.194891" calcext:value-type="float">
            <text:p>33.194891</text:p>
          </table:table-cell>
          <table:table-cell office:value-type="float" office:value="1.046665" calcext:value-type="float">
            <text:p>1.0466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Boat</text:p>
          </table:table-cell>
          <table:table-cell office:value-type="float" office:value="10" calcext:value-type="float">
            <text:p>10</text:p>
          </table:table-cell>
          <table:table-cell table:formula="of:=255/(10^([.D8]/20))" office:value-type="float" office:value="7.14522041549856" calcext:value-type="float">
            <text:p>7.14522041549856</text:p>
          </table:table-cell>
          <table:table-cell office:value-type="float" office:value="31.050491" calcext:value-type="float">
            <text:p>31.050491</text:p>
          </table:table-cell>
          <table:table-cell office:value-type="float" office:value="0.100055" calcext:value-type="float">
            <text:p>0.100055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5" calcext:value-type="float">
            <text:p>15</text:p>
          </table:table-cell>
          <table:table-cell table:formula="of:=255/(10^([.D9]/20))" office:value-type="float" office:value="6.8247167360392" calcext:value-type="float">
            <text:p>6.8247167360392</text:p>
          </table:table-cell>
          <table:table-cell office:value-type="float" office:value="31.449111" calcext:value-type="float">
            <text:p>31.449111</text:p>
          </table:table-cell>
          <table:table-cell office:value-type="float" office:value="0.215993" calcext:value-type="float">
            <text:p>0.215993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0" calcext:value-type="float">
            <text:p>20</text:p>
          </table:table-cell>
          <table:table-cell table:formula="of:=255/(10^([.D10]/20))" office:value-type="float" office:value="6.53496070411151" calcext:value-type="float">
            <text:p>6.53496070411151</text:p>
          </table:table-cell>
          <table:table-cell office:value-type="float" office:value="31.825944" calcext:value-type="float">
            <text:p>31.825944</text:p>
          </table:table-cell>
          <table:table-cell office:value-type="float" office:value="0.392936" calcext:value-type="float">
            <text:p>0.392936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4" calcext:value-type="float">
            <text:p>24</text:p>
          </table:table-cell>
          <table:table-cell table:formula="of:=255/(10^([.D11]/20))" office:value-type="float" office:value="6.38168818610788" calcext:value-type="float">
            <text:p>6.38168818610788</text:p>
          </table:table-cell>
          <table:table-cell office:value-type="float" office:value="32.032092" calcext:value-type="float">
            <text:p>32.032092</text:p>
          </table:table-cell>
          <table:table-cell office:value-type="float" office:value="0.604497" calcext:value-type="float">
            <text:p>0.604497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table:formula="of:=255/(10^([.D12]/20))" office:value-type="float" office:value="6.16827219949904" calcext:value-type="float">
            <text:p>6.16827219949904</text:p>
          </table:table-cell>
          <table:table-cell office:value-type="float" office:value="32.327533" calcext:value-type="float">
            <text:p>32.327533</text:p>
          </table:table-cell>
          <table:table-cell office:value-type="float" office:value="1.046665" calcext:value-type="float">
            <text:p>1.0466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Baboon</text:p>
          </table:table-cell>
          <table:table-cell office:value-type="float" office:value="10" calcext:value-type="float">
            <text:p>10</text:p>
          </table:table-cell>
          <table:table-cell table:formula="of:=255/(10^([.D14]/20))" office:value-type="float" office:value="8.60028276448645" calcext:value-type="float">
            <text:p>8.60028276448645</text:p>
          </table:table-cell>
          <table:table-cell office:value-type="float" office:value="29.440549" calcext:value-type="float">
            <text:p>29.440549</text:p>
          </table:table-cell>
          <table:table-cell office:value-type="float" office:value="0.100055" calcext:value-type="float">
            <text:p>0.100055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15" calcext:value-type="float">
            <text:p>15</text:p>
          </table:table-cell>
          <table:table-cell table:formula="of:=255/(10^([.D15]/20))" office:value-type="float" office:value="8.29132484070226" calcext:value-type="float">
            <text:p>8.29132484070226</text:p>
          </table:table-cell>
          <table:table-cell office:value-type="float" office:value="29.758325" calcext:value-type="float">
            <text:p>29.758325</text:p>
          </table:table-cell>
          <table:table-cell office:value-type="float" office:value="0.215993" calcext:value-type="float">
            <text:p>0.215993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0" calcext:value-type="float">
            <text:p>20</text:p>
          </table:table-cell>
          <table:table-cell table:formula="of:=255/(10^([.D16]/20))" office:value-type="float" office:value="8.16607436296984" calcext:value-type="float">
            <text:p>8.16607436296984</text:p>
          </table:table-cell>
          <table:table-cell office:value-type="float" office:value="29.890537" calcext:value-type="float">
            <text:p>29.890537</text:p>
          </table:table-cell>
          <table:table-cell office:value-type="float" office:value="0.392936" calcext:value-type="float">
            <text:p>0.392936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25" calcext:value-type="float">
            <text:p>25</text:p>
          </table:table-cell>
          <table:table-cell table:formula="of:=255/(10^([.D17]/20))" office:value-type="float" office:value="7.94611837298736" calcext:value-type="float">
            <text:p>7.94611837298736</text:p>
          </table:table-cell>
          <table:table-cell office:value-type="float" office:value="30.127703" calcext:value-type="float">
            <text:p>30.127703</text:p>
          </table:table-cell>
          <table:table-cell office:value-type="float" office:value="0.673011" calcext:value-type="float">
            <text:p>0.673011</text:p>
          </table:table-cell>
          <table:table-cell table:number-columns-repeated="1019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table:formula="of:=255/(10^([.D18]/20))" office:value-type="float" office:value="7.84985040467392" calcext:value-type="float">
            <text:p>7.84985040467392</text:p>
          </table:table-cell>
          <table:table-cell office:value-type="float" office:value="30.233576" calcext:value-type="float">
            <text:p>30.233576</text:p>
          </table:table-cell>
          <table:table-cell office:value-type="float" office:value="1.046665" calcext:value-type="float">
            <text:p>1.04666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S = 15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 table:number-columns-spanned="1" table:number-rows-spanned="3">
            <text:p>Lena</text:p>
          </table:table-cell>
          <table:table-cell office:value-type="float" office:value="12" calcext:value-type="float">
            <text:p>12</text:p>
          </table:table-cell>
          <table:table-cell office:value-type="float" office:value="31.77183" calcext:value-type="float">
            <text:p>31.77183</text:p>
          </table:table-cell>
          <table:table-cell office:value-type="float" office:value="0.155674" calcext:value-type="float">
            <text:p>0.155674</text:p>
          </table:table-cell>
          <table:table-cell table:number-columns-repeated="1020"/>
        </table:table-row>
        <table:table-row table:style-name="ro1">
          <table:covered-table-cell table:style-name="ce6"/>
          <table:table-cell office:value-type="float" office:value="15" calcext:value-type="float">
            <text:p>15</text:p>
          </table:table-cell>
          <table:table-cell office:value-type="float" office:value="31.276526" calcext:value-type="float">
            <text:p>31.276526</text:p>
          </table:table-cell>
          <table:table-cell office:value-type="float" office:value="0.201584" calcext:value-type="float">
            <text:p>0.201584</text:p>
          </table:table-cell>
          <table:table-cell table:number-columns-repeated="1020"/>
        </table:table-row>
        <table:table-row table:style-name="ro1">
          <table:covered-table-cell table:style-name="ce6"/>
          <table:table-cell office:value-type="float" office:value="16" calcext:value-type="float">
            <text:p>16</text:p>
          </table:table-cell>
          <table:table-cell office:value-type="float" office:value="31.041921" calcext:value-type="float">
            <text:p>31.041921</text:p>
          </table:table-cell>
          <table:table-cell office:value-type="float" office:value="0.216028" calcext:value-type="float">
            <text:p>0.216028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8:07:44.206793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02:41:15.941047277</meta:creation-date>
    <dc:date>2020-12-18T18:10:20.987853079</dc:date>
    <meta:editing-duration>PT15H36M38S</meta:editing-duration>
    <meta:editing-cycles>21</meta:editing-cycles>
    <meta:generator>LibreOffice/6.0.7.3$Linux_X86_64 LibreOffice_project/00m0$Build-3</meta:generator>
    <meta:document-statistic meta:table-count="1" meta:cell-count="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Lena Image (N=16)</text:p>
        </chart:title>
        <chart:legend chart:legend-position="top" svg:x="6.101cm" svg:y="1.28cm" style:legend-expansion="wide" chart:style-name="ch3"/>
        <chart:plot-area chart:style-name="ch4" table:cell-range-address="Sheet1.B2:Sheet1.B6 Sheet1.D2:Sheet1.E6" chart:data-source-has-labels="row" svg:x="1.331cm" svg:y="2.111cm" svg:width="13.468cm" svg:height="5.728cm">
          <chartooo:coordinate-region svg:x="2.243cm" svg:y="2.311cm" svg:width="11.829cm" svg:height="4.881cm"/>
          <chart:axis chart:dimension="x" chart:name="primary-x" chart:style-name="ch5">
            <chart:title svg:x="7.426cm" svg:y="8.019cm" chart:style-name="ch6">
              <text:p>Sparsity</text:p>
            </chart:title>
          </chart:axis>
          <chart:axis chart:dimension="y" chart:name="primary-y" chart:style-name="ch5">
            <chart:title svg:x="0.451cm" svg:y="5.786cm" chart:style-name="ch7">
              <text:p>PSNR(dB)</text:p>
            </chart:title>
            <chart:grid chart:style-name="ch8" chart:class="major"/>
          </chart:axis>
          <chart:axis chart:dimension="y" chart:name="secondary-y" chart:style-name="ch9">
            <chart:title svg:x="15.119cm" svg:y="6.554cm" chart:style-name="ch7">
              <text:p>Time(s) for 1 iteration</text:p>
            </chart:title>
          </chart:axis>
          <chart:series chart:attached-axis="primary-y" chart:style-name="ch10" chart:values-cell-range-address="Sheet1.D2:Sheet1.D6" loext:label-string="psnr" chart:class="chart:scatter">
            <chart:domain table:cell-range-address="Sheet1.B2:Sheet1.B6"/>
            <chart:data-point chart:repeated="5"/>
          </chart:series>
          <chart:series chart:attached-axis="secondary-y" chart:style-name="ch11" chart:values-cell-range-address="Sheet1.E2:Sheet1.E6" loext:label-string="time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n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6</svg:desc>
                </draw:g>
              </table:table-cell>
              <table:table-cell office:value-type="float" office:value="31.519484">
                <text:p>31.519484</text:p>
                <draw:g>
                  <svg:desc>Sheet1.D2:Sheet1.D6</svg:desc>
                </draw:g>
              </table:table-cell>
              <table:table-cell office:value-type="float" office:value="0.100055">
                <text:p>0.100055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2.226138">
                <text:p>32.226138</text:p>
              </table:table-cell>
              <table:table-cell office:value-type="float" office:value="0.215993">
                <text:p>0.215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2.387672">
                <text:p>32.387672</text:p>
              </table:table-cell>
              <table:table-cell office:value-type="float" office:value="0.392936">
                <text:p>0.392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2.728629">
                <text:p>32.728629</text:p>
              </table:table-cell>
              <table:table-cell office:value-type="float" office:value="0.673011">
                <text:p>0.673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3.194891">
                <text:p>33.194891</text:p>
              </table:table-cell>
              <table:table-cell office:value-type="float" office:value="1.046665">
                <text:p>1.046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38cm" svg:y="0.316cm" chart:style-name="ch2">
          <text:p>Boat Image (N=16)</text:p>
        </chart:title>
        <chart:legend chart:legend-position="top" svg:x="6.101cm" svg:y="1.28cm" style:legend-expansion="wide" chart:style-name="ch3"/>
        <chart:plot-area chart:style-name="ch4" table:cell-range-address="Sheet1.B8:Sheet1.B12 Sheet1.D8:Sheet1.E12" chart:data-source-has-labels="row" svg:x="1.331cm" svg:y="2.111cm" svg:width="13.468cm" svg:height="5.728cm">
          <chartooo:coordinate-region svg:x="2.243cm" svg:y="2.311cm" svg:width="11.829cm" svg:height="4.881cm"/>
          <chart:axis chart:dimension="x" chart:name="primary-x" chart:style-name="ch5">
            <chart:title svg:x="7.426cm" svg:y="8.019cm" chart:style-name="ch6">
              <text:p>Sparsity</text:p>
            </chart:title>
          </chart:axis>
          <chart:axis chart:dimension="y" chart:name="primary-y" chart:style-name="ch5">
            <chart:title svg:x="0.451cm" svg:y="5.786cm" chart:style-name="ch7">
              <text:p>PSNR(dB)</text:p>
            </chart:title>
            <chart:grid chart:style-name="ch8" chart:class="major"/>
          </chart:axis>
          <chart:axis chart:dimension="y" chart:name="secondary-y" chart:style-name="ch9">
            <chart:title svg:x="15.119cm" svg:y="6.554cm" chart:style-name="ch7">
              <text:p>Time(s) for 1 iteration</text:p>
            </chart:title>
          </chart:axis>
          <chart:series chart:attached-axis="primary-y" chart:style-name="ch10" chart:values-cell-range-address="Sheet1.D8:Sheet1.D12" loext:label-string="psnr" chart:class="chart:scatter">
            <chart:domain table:cell-range-address="Sheet1.B8:Sheet1.B12"/>
            <chart:data-point chart:repeated="5"/>
          </chart:series>
          <chart:series chart:attached-axis="secondary-y" chart:style-name="ch11" chart:values-cell-range-address="Sheet1.E8:Sheet1.E12" loext:label-string="time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n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8:Sheet1.B12</svg:desc>
                </draw:g>
              </table:table-cell>
              <table:table-cell office:value-type="float" office:value="31.050491">
                <text:p>31.050491</text:p>
                <draw:g>
                  <svg:desc>Sheet1.D8:Sheet1.D12</svg:desc>
                </draw:g>
              </table:table-cell>
              <table:table-cell office:value-type="float" office:value="0.100055">
                <text:p>0.100055</text:p>
                <draw:g>
                  <svg:desc>Sheet1.E8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1.449111">
                <text:p>31.449111</text:p>
              </table:table-cell>
              <table:table-cell office:value-type="float" office:value="0.215993">
                <text:p>0.215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1.825944">
                <text:p>31.825944</text:p>
              </table:table-cell>
              <table:table-cell office:value-type="float" office:value="0.392936">
                <text:p>0.392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2.032092">
                <text:p>32.032092</text:p>
              </table:table-cell>
              <table:table-cell office:value-type="float" office:value="0.604497">
                <text:p>0.604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2.327533">
                <text:p>32.327533</text:p>
              </table:table-cell>
              <table:table-cell office:value-type="float" office:value="1.046665">
                <text:p>1.046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6cm" chart:style-name="ch2">
          <text:p>Baboon Image (N=16)</text:p>
        </chart:title>
        <chart:legend chart:legend-position="top" svg:x="6.101cm" svg:y="1.28cm" style:legend-expansion="wide" chart:style-name="ch3"/>
        <chart:plot-area chart:style-name="ch4" table:cell-range-address="Sheet1.B14:Sheet1.B18 Sheet1.D14:Sheet1.E18" chart:data-source-has-labels="row" svg:x="1.331cm" svg:y="2.111cm" svg:width="13.468cm" svg:height="5.728cm">
          <chartooo:coordinate-region svg:x="2.243cm" svg:y="2.311cm" svg:width="11.829cm" svg:height="4.881cm"/>
          <chart:axis chart:dimension="x" chart:name="primary-x" chart:style-name="ch5">
            <chart:title svg:x="7.426cm" svg:y="8.019cm" chart:style-name="ch6">
              <text:p>Sparsity</text:p>
            </chart:title>
          </chart:axis>
          <chart:axis chart:dimension="y" chart:name="primary-y" chart:style-name="ch5">
            <chart:title svg:x="0.451cm" svg:y="5.786cm" chart:style-name="ch7">
              <text:p>PSNR(dB)</text:p>
            </chart:title>
            <chart:grid chart:style-name="ch8" chart:class="major"/>
          </chart:axis>
          <chart:axis chart:dimension="y" chart:name="secondary-y" chart:style-name="ch9">
            <chart:title svg:x="15.119cm" svg:y="6.554cm" chart:style-name="ch7">
              <text:p>Time(s) for 1 iteration</text:p>
            </chart:title>
          </chart:axis>
          <chart:series chart:attached-axis="primary-y" chart:style-name="ch10" chart:values-cell-range-address="Sheet1.D14:Sheet1.D18" loext:label-string="psnr" chart:class="chart:scatter">
            <chart:domain table:cell-range-address="Sheet1.B14:Sheet1.B18"/>
            <chart:data-point chart:repeated="5"/>
          </chart:series>
          <chart:series chart:attached-axis="secondary-y" chart:style-name="ch11" chart:values-cell-range-address="Sheet1.E14:Sheet1.E18" loext:label-string="time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n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4:Sheet1.B18</svg:desc>
                </draw:g>
              </table:table-cell>
              <table:table-cell office:value-type="float" office:value="29.440549">
                <text:p>29.440549</text:p>
                <draw:g>
                  <svg:desc>Sheet1.D14:Sheet1.D18</svg:desc>
                </draw:g>
              </table:table-cell>
              <table:table-cell office:value-type="float" office:value="0.100055">
                <text:p>0.100055</text:p>
                <draw:g>
                  <svg:desc>Sheet1.E14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9.758325">
                <text:p>29.758325</text:p>
              </table:table-cell>
              <table:table-cell office:value-type="float" office:value="0.215993">
                <text:p>0.215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9.890537">
                <text:p>29.890537</text:p>
              </table:table-cell>
              <table:table-cell office:value-type="float" office:value="0.392936">
                <text:p>0.392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0.127703">
                <text:p>30.127703</text:p>
              </table:table-cell>
              <table:table-cell office:value-type="float" office:value="0.673011">
                <text:p>0.673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0.233576">
                <text:p>30.233576</text:p>
              </table:table-cell>
              <table:table-cell office:value-type="float" office:value="1.046665">
                <text:p>1.046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Lena Image (S=15)</text:p>
        </chart:title>
        <chart:legend chart:legend-position="top" svg:x="6.101cm" svg:y="1.28cm" style:legend-expansion="wide" chart:style-name="ch3"/>
        <chart:plot-area chart:style-name="ch4" table:cell-range-address="Sheet1.B22:Sheet1.D24" chart:data-source-has-labels="row" svg:x="1.331cm" svg:y="2.111cm" svg:width="13.468cm" svg:height="5.728cm">
          <chartooo:coordinate-region svg:x="2.243cm" svg:y="2.31cm" svg:width="11.643cm" svg:height="4.882cm"/>
          <chart:axis chart:dimension="x" chart:name="primary-x" chart:style-name="ch5">
            <chart:title svg:x="6.711cm" svg:y="8.019cm" chart:style-name="ch6">
              <text:p>Window Width (N)</text:p>
            </chart:title>
          </chart:axis>
          <chart:axis chart:dimension="y" chart:name="primary-y" chart:style-name="ch5">
            <chart:title svg:x="0.451cm" svg:y="5.786cm" chart:style-name="ch7">
              <text:p>PSNR(dB)</text:p>
            </chart:title>
            <chart:grid chart:style-name="ch8" chart:class="major"/>
          </chart:axis>
          <chart:axis chart:dimension="y" chart:name="secondary-y" chart:style-name="ch9">
            <chart:title svg:x="15.119cm" svg:y="6.554cm" chart:style-name="ch7">
              <text:p>Time(s) for 1 iteration</text:p>
            </chart:title>
          </chart:axis>
          <chart:series chart:attached-axis="primary-y" chart:style-name="ch10" chart:values-cell-range-address="Sheet1.C22:Sheet1.C24" loext:label-string="psnr" chart:class="chart:scatter">
            <chart:domain table:cell-range-address="Sheet1.B22:Sheet1.B24"/>
            <chart:data-point chart:repeated="3"/>
          </chart:series>
          <chart:series chart:attached-axis="secondary-y" chart:style-name="ch11" chart:values-cell-range-address="Sheet1.D22:Sheet1.D24" loext:label-string="time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snr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B22:Sheet1.B24</svg:desc>
                </draw:g>
              </table:table-cell>
              <table:table-cell office:value-type="float" office:value="31.77183">
                <text:p>31.77183</text:p>
                <draw:g>
                  <svg:desc>Sheet1.C22:Sheet1.C24</svg:desc>
                </draw:g>
              </table:table-cell>
              <table:table-cell office:value-type="float" office:value="0.155674">
                <text:p>0.155674</text:p>
                <draw:g>
                  <svg:desc>Sheet1.D2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1.276526">
                <text:p>31.276526</text:p>
              </table:table-cell>
              <table:table-cell office:value-type="float" office:value="0.201584">
                <text:p>0.201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1.041921">
                <text:p>31.041921</text:p>
              </table:table-cell>
              <table:table-cell office:value-type="float" office:value="0.216028">
                <text:p>0.2160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